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487cm" style:rel-column-width="12992*"/>
    </style:style>
    <style:style style:name="Table3.B" style:family="table-column">
      <style:table-column-properties style:column-width="14.102cm" style:rel-column-width="52543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31cm" style:rel-column-width="13156*"/>
    </style:style>
    <style:style style:name="Table5.B" style:family="table-column">
      <style:table-column-properties style:column-width="14.058cm" style:rel-column-width="52379*"/>
    </style:style>
    <style:style style:name="Table5.A1" style:family="table-cell">
      <style:table-cell-properties fo:padding="0.097cm" fo:border="none"/>
    </style:style>
    <style:style style:name="Table5.A9" style:family="table-cell" style:data-style-name="N0">
      <style:table-cell-properties fo:padding="0.097cm" fo:border="none"/>
    </style:style>
    <style:style style:name="Table7" style:family="table">
      <style:table-properties style:width="17.542cm" fo:margin-left="0.035cm" table:align="left"/>
    </style:style>
    <style:style style:name="Table7.A" style:family="table-column">
      <style:table-column-properties style:column-width="3.11cm"/>
    </style:style>
    <style:style style:name="Table7.B" style:family="table-column">
      <style:table-column-properties style:column-width="14.432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3.51cm" style:rel-column-width="13078*"/>
    </style:style>
    <style:style style:name="Table11.B" style:family="table-column">
      <style:table-column-properties style:column-width="14.079cm" style:rel-column-width="52457*"/>
    </style:style>
    <style:style style:name="Table1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08cm" style:rel-column-width="13071*"/>
    </style:style>
    <style:style style:name="Table2.B" style:family="table-column">
      <style:table-column-properties style:column-width="14.081cm" style:rel-column-width="52464*"/>
    </style:style>
    <style:style style:name="Table2.A1" style:family="table-cell">
      <style:table-cell-properties fo:padding="0.097cm" fo:border="none"/>
    </style:style>
    <style:style style:name="Table12" style:family="table">
      <style:table-properties style:width="17.612cm" fo:margin-left="-0.016cm" table:align="left"/>
    </style:style>
    <style:style style:name="Table12.A" style:family="table-column">
      <style:table-column-properties style:column-width="3.036cm"/>
    </style:style>
    <style:style style:name="Table12.B" style:family="table-column">
      <style:table-column-properties style:column-width="14.577cm"/>
    </style:style>
    <style:style style:name="Table12.A1" style:family="table-cell">
      <style:table-cell-properties fo:padding="0.097cm" fo:border="none"/>
    </style:style>
    <style:style style:name="Table9" style:family="table">
      <style:table-properties style:width="17.597cm" fo:margin-left="0cm" table:align="left"/>
    </style:style>
    <style:style style:name="Table9.A" style:family="table-column">
      <style:table-column-properties style:column-width="3.013cm"/>
    </style:style>
    <style:style style:name="Table9.B" style:family="table-column">
      <style:table-column-properties style:column-width="14.584cm"/>
    </style:style>
    <style:style style:name="Table9.A1" style:family="table-cell">
      <style:table-cell-properties fo:padding="0.097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cm" style:rel-column-width="13078*"/>
    </style:style>
    <style:style style:name="Table1.B" style:family="table-column">
      <style:table-column-properties style:column-width="14.079cm" style:rel-column-width="52457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0pt" fo:language="en" fo:country="CA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fo:language="en" fo:country="CA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fo:language="en" fo:country="C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alibri" fo:font-size="10pt" fo:font-weight="bold" officeooo:paragraph-rsid="000e709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fo:language="en" fo:country="CA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weight="bold" style:font-weight-asian="bold" style:font-weight-complex="bold"/>
    </style:style>
    <style:style style:name="P11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0pt" style:text-underline-style="none" fo:font-weight="bold" officeooo:paragraph-rsid="000fda6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0pt" style:text-underline-style="none" fo:font-weight="bold" officeooo:rsid="000fda6a" officeooo:paragraph-rsid="000fda6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0pt" fo:language="en" fo:country="CA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Calibri" fo:font-size="12pt" fo:language="en" fo:country="CA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2pt" fo:language="en" fo:country="CA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6pt" fo:language="en" fo:country="CA" fo:font-weight="bold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" fo:font-size="6pt" fo:language="en" fo:country="CA" fo:font-weight="normal" style:font-size-asian="5.25pt" style:font-weight-asian="normal" style:font-size-complex="6pt" style:font-weight-complex="normal"/>
    </style:style>
    <style:style style:name="P22" style:family="paragraph" style:parent-style-name="Standard">
      <style:text-properties style:text-position="0% 100%" style:font-name="Calibri" fo:font-size="10pt" fo:font-weight="bold" style:font-size-asian="10pt" style:font-weight-asian="bold" style:font-size-complex="10pt" style:font-weight-complex="bold"/>
    </style:style>
    <style:style style:name="P23" style:family="paragraph" style:parent-style-name="Horizontal_20_Line">
      <style:paragraph-properties fo:text-align="center" style:justify-single-word="false"/>
      <style:text-properties style:font-name="Calibri" fo:font-size="6pt" fo:language="en" fo:country="CA" fo:font-weight="normal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Calibri" fo:font-size="10pt" fo:font-weight="normal" officeooo:rsid="000e709b" officeooo:paragraph-rsid="000e709b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0e709b" officeooo:paragraph-rsid="000e709b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Calibri" fo:font-size="10pt" fo:language="en" fo:country="CA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language="en" fo:country="CA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alibri" fo:font-size="10pt" fo:language="en" fo:country="CA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Calibri" fo:font-size="10pt" fo:font-weight="normal" officeooo:paragraph-rsid="00189bc6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Calibri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Calibri" fo:font-size="10pt" fo:language="en" fo:country="CA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 style:list-style-name="L3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4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L5">
      <style:text-properties style:font-name="Calibri" fo:font-size="10pt" style:font-size-asian="10pt" style:font-size-complex="10pt"/>
    </style:style>
    <style:style style:name="P40" style:family="paragraph" style:parent-style-name="Standard" style:list-style-name="L46">
      <style:text-properties style:font-name="Calibri"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2" style:family="paragraph" style:parent-style-name="Standard" style:list-style-name="L46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3" style:family="paragraph" style:parent-style-name="Standard" style:list-style-name="L47">
      <style:text-properties style:font-name="Calibri" fo:font-size="10pt" style:font-size-asian="10pt" style:font-size-complex="10pt"/>
    </style:style>
    <style:style style:name="P44" style:family="paragraph" style:parent-style-name="Standard" style:list-style-name="L48">
      <style:text-properties style:font-name="Calibri" fo:font-size="10pt" style:font-size-asian="10pt" style:font-size-complex="10pt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 style:list-style-name="L15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 style:list-style-name="L57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Calibri" fo:font-size="10pt" fo:font-style="italic" style:font-size-asian="10pt" style:font-style-asian="italic" style:font-size-complex="10pt" style:font-style-complex="italic"/>
    </style:style>
    <style:style style:name="P56" style:family="paragraph" style:parent-style-name="Standard" style:list-style-name="L1">
      <style:paragraph-properties fo:text-align="start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color="#000000" style:font-name="Calibri" fo:font-size="10pt" style:text-underline-style="none" fo:font-weight="normal" officeooo:paragraph-rsid="000fda6a" style:font-size-asian="10pt" style:font-weight-asian="normal" style:font-size-complex="10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color="#000000" style:font-name="Calibri" fo:font-size="10pt" style:text-underline-style="none" fo:font-weight="normal" officeooo:paragraph-rsid="000e709b" style:font-size-asian="10pt" style:font-weight-asian="normal" style:font-size-complex="10pt" style:font-weight-complex="normal"/>
    </style:style>
    <style:style style:name="P59" style:family="paragraph" style:parent-style-name="Standard" style:list-style-name="L39">
      <style:paragraph-properties fo:text-align="start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43">
      <style:paragraph-properties fo:text-align="start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Standard" style:list-style-name="L44">
      <style:paragraph-properties fo:text-align="start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45">
      <style:paragraph-properties fo:text-align="start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color="#000000" style:font-name="Calibri" fo:font-size="10pt" fo:font-weight="normal" officeooo:paragraph-rsid="000fda6a" style:font-size-asian="10pt" style:font-weight-asian="normal" style:font-size-complex="10pt" style:font-weight-complex="normal"/>
    </style:style>
    <style:style style:name="P65" style:family="paragraph" style:parent-style-name="Standard" style:list-style-name="L20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66" style:family="paragraph" style:parent-style-name="Standard" style:list-style-name="L21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67" style:family="paragraph" style:parent-style-name="Standard" style:list-style-name="L22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68" style:family="paragraph" style:parent-style-name="Standard" style:list-style-name="L23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69" style:family="paragraph" style:parent-style-name="Standard" style:list-style-name="L24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25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 style:list-style-name="L35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2" style:family="paragraph" style:parent-style-name="Standard" style:list-style-name="L36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Standard" style:list-style-name="L37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38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 style:list-style-name="L39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Standard" style:list-style-name="L40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7" style:family="paragraph" style:parent-style-name="Standard" style:list-style-name="L41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8" style:family="paragraph" style:parent-style-name="Standard" style:list-style-name="L42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 style:list-style-name="L45">
      <style:paragraph-properties fo:text-align="start" style:justify-single-word="false"/>
      <style:text-properties fo:color="#000000" style:font-name="Calibri" fo:font-size="10pt" fo:language="en" fo:country="CA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Calibri" fo:font-size="12pt" fo:language="en" fo:country="CA" fo:font-weight="bold" style:font-size-asian="12pt" style:font-weight-asian="bold" style:font-size-complex="12pt" style:font-weight-complex="bold"/>
    </style:style>
    <style:style style:name="P82" style:family="paragraph" style:parent-style-name="Standard" style:master-page-name="First_20_Page">
      <style:paragraph-properties style:page-number="auto"/>
      <style:text-properties style:font-name="Calibri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32e4b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style:text-position="super 58%" fo:language="en" fo:country="CA"/>
    </style:style>
    <style:style style:name="T7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66f50" style:font-weight-asian="normal" style:font-weight-complex="normal"/>
    </style:style>
    <style:style style:name="T12" style:family="text">
      <style:text-properties style:text-underline-style="none" officeooo:rsid="00166f5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anguage="en" fo:country="CA"/>
    </style:style>
    <style:style style:name="T17" style:family="text">
      <style:text-properties fo:language="en" fo:country="CA" fo:font-weight="bold" style:font-weight-asian="bold" style:font-weight-complex="bold"/>
    </style:style>
    <style:style style:name="T18" style:family="text">
      <style:text-properties fo:language="en" fo:country="CA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CA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language="en" fo:country="CA" officeooo:rsid="00166f50"/>
    </style:style>
    <style:style style:name="T21" style:family="text">
      <style:text-properties fo:language="en" fo:country="CA" officeooo:rsid="001689fe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en" fo:country="C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size="10pt" fo:language="en" fo:country="CA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officeooo:rsid="000e709b"/>
    </style:style>
    <style:style style:name="T26" style:family="text">
      <style:text-properties officeooo:rsid="000fda6a"/>
    </style:style>
    <style:style style:name="T27" style:family="text">
      <style:text-properties officeooo:rsid="00166f50"/>
    </style:style>
    <style:style style:name="T28" style:family="text">
      <style:text-properties officeooo:rsid="001689fe"/>
    </style:style>
    <style:style style:name="T29" style:family="text">
      <style:text-properties officeooo:rsid="00189b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55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Educa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2016.06 – present </text:p>
          </table:table-cell>
          <table:table-cell table:style-name="Table3.A1" office:value-type="string">
            <text:p text:style-name="P13"><text:span text:style-name="T26">Ph.D. student</text:span> in Psychology – Behavioural and Cognitive Neuroscience</text:p>
            <text:list xml:id="list8806086547566037752" text:style-name="L1">
              <text:list-item>
                <text:p text:style-name="P57">The University of Western Ontario</text:p>
              </text:list-item>
              <text:list-item>
                <text:p text:style-name="P58">Supervisors: Dr. Jessica A. Grahn and Dr. Adrian M. Owen</text:p>
              </text:list-item>
            </text:list>
          </table:table-cell>
        </table:table-row>
        <table:table-row>
          <table:table-cell table:style-name="Table3.A1" office:value-type="string">
            <text:p text:style-name="P25">2014.09 – <text:span text:style-name="T25">2016.06</text:span> </text:p>
          </table:table-cell>
          <table:table-cell table:style-name="Table3.A1" office:value-type="string">
            <text:p text:style-name="P14">M.Sc. Psychology – Behavioural and Cognitive Neuroscience</text:p>
            <text:list xml:id="list140944044725241" text:continue-numbering="true" text:style-name="L1">
              <text:list-item>
                <text:p text:style-name="P57">The University of Western Ontario</text:p>
              </text:list-item>
              <text:list-item>
                <text:p text:style-name="P56">Supervisors: Dr. Jessica A. Grahn and Dr. Adrian M. Owen</text:p>
              </text:list-item>
              <text:list-item>
                <text:p text:style-name="P56">Project: Differentiating music perception and imagination using EEG</text:p>
              </text:list-item>
            </text:list>
          </table:table-cell>
        </table:table-row>
        <table:table-row>
          <table:table-cell table:style-name="Table3.A1" office:value-type="string">
            <text:p text:style-name="P25">2009.09 – 2014.04 </text:p>
          </table:table-cell>
          <table:table-cell table:style-name="Table3.A1" office:value-type="string">
            <text:p text:style-name="P14">B.Sc. Neuroscience (Honours)</text:p>
            <text:list xml:id="list1178754158140110562" text:style-name="L2">
              <text:list-item>
                <text:p text:style-name="P64"><text:span text:style-name="T9">Brock University, St. Catharines, Ontario – </text:span>Supervisor: Dr. Sidney Segalowitz</text:p>
              </text:list-item>
              <text:list-item>
                <text:p text:style-name="P63"><text:span text:style-name="T16">Project: Electrophysiological evidence of altered visual processing in adults suffering from blocked pattern vision during infancy (4</text:span><text:span text:style-name="T6">th</text:span><text:span text:style-name="T16"> year honour's thesis)</text:span></text:p>
              </text:list-item>
            </text:list>
          </table:table-cell>
        </table:table-row>
      </table:table>
      <text:p text:style-name="P17">Award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2016.09-2017.08</text:p>
          </table:table-cell>
          <table:table-cell table:style-name="Table5.A1" office:value-type="string">
            <text:p text:style-name="P8">Ontario Graduate Scholarship<text:span text:style-name="T1"> - $15000</text:span></text:p>
          </table:table-cell>
        </table:table-row>
        <table:table-row>
          <table:table-cell table:style-name="Table5.A1" office:value-type="string">
            <text:p text:style-name="P26">2015.09-2016.08</text:p>
          </table:table-cell>
          <table:table-cell table:style-name="Table5.A1" office:value-type="string">
            <text:p text:style-name="P7">Canada Graduate Scholarships – Master's Program <text:span text:style-name="T1">- $17500</text:span></text:p>
            <text:list xml:id="list3198219149785168412" text:style-name="L3">
              <text:list-item>
                <text:p text:style-name="P37">Awarded by the National Science and Engineering Research Council</text:p>
              </text:list-item>
            </text:list>
          </table:table-cell>
        </table:table-row>
        <table:table-row>
          <table:table-cell table:style-name="Table5.A1" office:value-type="string">
            <text:p text:style-name="P26">2015.09-2016.08</text:p>
          </table:table-cell>
          <table:table-cell table:style-name="Table5.A1" office:value-type="string">
            <text:p text:style-name="P7">Ontario Graduate Scholarship<text:span text:style-name="T1"> - $15000</text:span></text:p>
            <text:list xml:id="list1836626586862943714" text:style-name="L4">
              <text:list-item>
                <text:p text:style-name="P38">Declined</text:p>
              </text:list-item>
            </text:list>
          </table:table-cell>
        </table:table-row>
        <table:table-row>
          <table:table-cell table:style-name="Table5.A1" office:value-type="string">
            <text:p text:style-name="P26">2014.09-2015-08</text:p>
          </table:table-cell>
          <table:table-cell table:style-name="Table5.A1" office:value-type="string">
            <text:p text:style-name="P7">Western Graduate Research Scholarship<text:span text:style-name="T1"> - $12865</text:span></text:p>
          </table:table-cell>
        </table:table-row>
        <table:table-row>
          <table:table-cell table:style-name="Table5.A1" office:value-type="string">
            <text:p text:style-name="P26">2013.05-2013.08</text:p>
          </table:table-cell>
          <table:table-cell table:style-name="Table5.A1" office:value-type="string">
            <text:p text:style-name="Standard"><text:span text:style-name="T7">Undergraduate Student Research Award </text:span><text:span text:style-name="T8">- $6000</text:span></text:p>
            <text:list xml:id="list6198743700778496342" text:style-name="L5">
              <text:list-item>
                <text:p text:style-name="P39"><text:span text:style-name="T1">Awarded by the National Science and Engineering Research Council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4">2013</text:p>
          </table:table-cell>
          <table:table-cell table:style-name="Table5.A1" office:value-type="string">
            <text:p text:style-name="P7">Writing Award – Department of Psychology <text:span text:style-name="T1">- $100</text:span> </text:p>
          </table:table-cell>
        </table:table-row>
        <table:table-row>
          <table:table-cell table:style-name="Table5.A1" office:value-type="string">
            <text:p text:style-name="P4">2013</text:p>
          </table:table-cell>
          <table:table-cell table:style-name="Table5.A1" office:value-type="string">
            <text:p text:style-name="P22">Dean's Award for Good Writing – Faculty of Social Sciences <text:span text:style-name="T1"><text:s/>- $100</text:span></text:p>
          </table:table-cell>
        </table:table-row>
        <table:table-row>
          <table:table-cell table:style-name="Table5.A1" office:value-type="string">
            <text:p text:style-name="P26">2010-2014</text:p>
          </table:table-cell>
          <table:table-cell table:style-name="Table5.A1" office:value-type="string">
            <text:p text:style-name="P12">Dean's Honours List</text:p>
          </table:table-cell>
        </table:table-row>
        <table:table-row>
          <table:table-cell table:style-name="Table5.A9" office:value-type="float" office:value="2010">
            <text:p text:style-name="P26">2010</text:p>
          </table:table-cell>
          <table:table-cell table:style-name="Table5.A1" office:value-type="string">
            <text:p text:style-name="P15"><text:span text:style-name="T12">Brock University </text:span><text:span text:style-name="T9">Scientifically Yours Award </text:span><text:span text:style-name="T10">- </text:span><text:span text:style-name="T11">$500</text:span></text:p>
          </table:table-cell>
        </table:table-row>
        <table:table-row>
          <table:table-cell table:style-name="Table5.A1" office:value-type="string">
            <text:p text:style-name="P26">2010</text:p>
          </table:table-cell>
          <table:table-cell table:style-name="Table5.A1" office:value-type="string">
            <text:p text:style-name="P15"><text:span text:style-name="T9">Brock University Scholars Award </text:span><text:span text:style-name="T10">- $8000</text:span></text:p>
          </table:table-cell>
        </table:table-row>
      </table:table>
      <text:p text:style-name="P19"/>
      <text:p text:style-name="P18"/>
      <text:p text:style-name="P18">Publication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201<text:span text:style-name="T27">6</text:span>.0<text:span text:style-name="T27">7</text:span></text:p>
          </table:table-cell>
          <table:table-cell table:style-name="Table7.A1" office:value-type="string">
            <text:p text:style-name="P34"><text:span text:style-name="T23">Segalowitz, S. J., </text:span><text:span text:style-name="T24">Sternin, A.</text:span><text:span text:style-name="T23">, Lewis, T. L., Dywan, J., &amp; Maurer, D. <text:s/></text:span><text:span text:style-name="T22">Electrophysiological Evidence of Altered Visual Processing in Adults who Experienced Visual Deprivation During Infancy</text:span></text:p>
            <text:p text:style-name="P55"><text:span text:style-name="T21">In preparation for submission</text:span><text:span text:style-name="T16"> to </text:span><text:span text:style-name="T20">Developmental Psychobiology</text:span></text:p>
          </table:table-cell>
        </table:table-row>
        <table:table-row>
          <table:table-cell table:style-name="Table7.A1" office:value-type="string">
            <text:p text:style-name="P29">2016.05</text:p>
          </table:table-cell>
          <table:table-cell table:style-name="Table7.A1" office:value-type="string">
            <text:p text:style-name="P5"><text:span text:style-name="T18">Stober, S., </text:span><text:span text:style-name="T19">Sternin, A.</text:span><text:span text:style-name="T18">, Owen, A.M., Grahn, J.A. (2016). Deep Feature Learning for EEG Recordings. </text:span>In: <text:span text:style-name="T14">International Conference on Learning Representations (ICLR’16)</text:span>. 2016. (under review, preprint available at http://arxiv.org/abs/1511.04306).</text:p>
          </table:table-cell>
        </table:table-row>
        <table:table-row>
          <table:table-cell table:style-name="Table7.A1" office:value-type="string">
            <text:p text:style-name="P29">2015.10</text:p>
          </table:table-cell>
          <table:table-cell table:style-name="Table7.A1" office:value-type="string">
            <text:p text:style-name="P3">Stober, S., <text:span text:style-name="T13">Sternin, A.</text:span>, Owen, A.M., Grahn, J.A. (2015). Towards Music Imagery Information Retrieval: Introducing the OpenMIIR Dataset of EEG Recordings from Music Perception and Imagination. <text:span text:style-name="T15">Proceedings of the 16</text:span><text:span text:style-name="T5">th</text:span><text:span text:style-name="T15"> International Society for Music Information Retrieval Conference. Malaga, Spain.</text:span></text:p>
          </table:table-cell>
        </table:table-row>
        <text:soft-page-break/>
        <table:table-row>
          <table:table-cell table:style-name="Table7.A1" office:value-type="string">
            <text:p text:style-name="P29">2015.06</text:p>
          </table:table-cell>
          <table:table-cell table:style-name="Table7.A1" office:value-type="string">
            <text:p text:style-name="P4"><text:span text:style-name="T17">Sternin, A.</text:span><text:span text:style-name="T16">, Stober, S., Owen, A.M., Grahn, J.A. </text:span>Tempo Estimation from the EEG signal during perception and imagination of music. <text:span text:style-name="T15">Proceedings of the 1</text:span><text:span text:style-name="T5">st</text:span><text:span text:style-name="T15"> International Workshop on Brain-Computer Music Interfacing. Plymouth, UK.</text:span></text:p>
          </table:table-cell>
        </table:table-row>
        <table:table-row>
          <table:table-cell table:style-name="Table7.A1" office:value-type="string">
            <text:p text:style-name="P29">2014.09 </text:p>
          </table:table-cell>
          <table:table-cell table:style-name="Table7.A1" office:value-type="string">
            <text:p text:style-name="P24"><text:span text:style-name="T13">Sternin, A.</text:span>, Segalowitz, S. J., Lewis, T. L., Dywan, J., &amp; Maurer, D. (2014). Electrophysiological evidence of altered visual processing in adults with blocked pattern vision during infancy. <text:span text:style-name="T15">Psychophysiology, </text:span>51, S34-S35.</text:p>
          </table:table-cell>
        </table:table-row>
      </table:table>
      <text:p text:style-name="P20"/>
      <text:p text:style-name="P10">Conference Presentations – oral 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2015.09</text:p>
          </table:table-cell>
          <table:table-cell table:style-name="Table11.A1" office:value-type="string">
            <text:p text:style-name="P6">Fifth Annual Cognitive Based Music Informatics Research <text:span text:style-name="T1">(Toronto, ON)</text:span></text:p>
            <text:list xml:id="list4424230622051193624" text:style-name="L9">
              <text:list-item>
                <text:p text:style-name="P45"><text:span text:style-name="T16">Stober, S.*, </text:span><text:span text:style-name="T17">Sternin, A.,</text:span><text:span text:style-name="T16"> Owen, A.M., Grahn, J.A. </text:span></text:p>
              </text:list-item>
              <text:list-item>
                <text:p text:style-name="P35">Similarity and feature learning for EEG recordings of music perception and imagination</text:p>
              </text:list-item>
              <text:list-item>
                <text:p text:style-name="P36">Awarded the Best Paper Award</text:p>
              </text:list-item>
            </text:list>
          </table:table-cell>
        </table:table-row>
        <table:table-row>
          <table:table-cell table:style-name="Table11.A1" office:value-type="string">
            <text:p text:style-name="P25">2015.06</text:p>
          </table:table-cell>
          <table:table-cell table:style-name="Table11.A1" office:value-type="string">
            <text:p text:style-name="P6">First International Workshop on Brain-Computer Music Interfacing <text:span text:style-name="T1">(Plymouth, UK)</text:span></text:p>
            <text:list xml:id="list6433964070034233425" text:style-name="L10">
              <text:list-item>
                <text:p text:style-name="P46"><text:span text:style-name="T17">Sternin, A.*, </text:span><text:span text:style-name="T16">Stober, S., Owen, A.M., Grahn, J.A. </text:span></text:p>
              </text:list-item>
              <text:list-item>
                <text:p text:style-name="P46">Tempo Estimation from the EEG signal during perception and imagination of music</text:p>
              </text:list-item>
            </text:list>
          </table:table-cell>
        </table:table-row>
      </table:table>
      <text:p text:style-name="P11">Conference Presentations – poster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2015.09</text:p>
          </table:table-cell>
          <table:table-cell table:style-name="Table2.A1" office:value-type="string">
            <text:p text:style-name="P6">Inaugural Brain and Mind Symposium <text:span text:style-name="T1">(London, ON)</text:span></text:p>
            <text:list xml:id="list8175841830360826509" text:style-name="L11">
              <text:list-item>
                <text:p text:style-name="P47">Classifying Perception and Imagination of rhythms and speech from EEG</text:p>
              </text:list-item>
            </text:list>
          </table:table-cell>
        </table:table-row>
        <table:table-row>
          <table:table-cell table:style-name="Table2.A1" office:value-type="string">
            <text:p text:style-name="P25">2015.08</text:p>
          </table:table-cell>
          <table:table-cell table:style-name="Table2.A1" office:value-type="string">
            <text:p text:style-name="P6">Society for Music Perception and Cognition 2015 <text:span text:style-name="T1">(Nashville, TN)</text:span></text:p>
            <text:list xml:id="list9213419741245871311" text:style-name="L12">
              <text:list-item>
                <text:p text:style-name="P48">Classifying Perception and Imagination of Music from EEG</text:p>
              </text:list-item>
            </text:list>
          </table:table-cell>
        </table:table-row>
        <table:table-row>
          <table:table-cell table:style-name="Table2.A1" office:value-type="string">
            <text:p text:style-name="P25">2015.02</text:p>
          </table:table-cell>
          <table:table-cell table:style-name="Table2.A1" office:value-type="string">
            <text:p text:style-name="P6">Lake Ontario Visionary Establishment 44<text:span text:style-name="T4">th</text:span> Annual Conference <text:span text:style-name="T1">(Niagara Falls, ON)</text:span></text:p>
            <text:list xml:id="list140942733252725" text:continue-list="list6433964070034233425" text:style-name="L10">
              <text:list-item>
                <text:p text:style-name="P46">Differentiating Music Perception and Imagination Using EEG-processing</text:p>
              </text:list-item>
            </text:list>
          </table:table-cell>
        </table:table-row>
        <table:table-row>
          <table:table-cell table:style-name="Table2.A1" office:value-type="string">
            <text:p text:style-name="P25">2014.09 </text:p>
          </table:table-cell>
          <table:table-cell table:style-name="Table2.A1" office:value-type="string">
            <text:p text:style-name="P6">Society for Psychophysiological Research (SPR) 54<text:span text:style-name="T4">th</text:span> annual meeting <text:span text:style-name="T1">(Atlanta, GA)</text:span></text:p>
            <text:list xml:id="list8554303309662220302" text:style-name="L13">
              <text:list-item>
                <text:p text:style-name="P49">Electrophysiological evidence of altered visual processing in adults with blocked pattern vision during infancy</text:p>
              </text:list-item>
            </text:list>
          </table:table-cell>
        </table:table-row>
        <table:table-row>
          <table:table-cell table:style-name="Table2.A1" office:value-type="string">
            <text:p text:style-name="P25">2014.05</text:p>
          </table:table-cell>
          <table:table-cell table:style-name="Table2.A1" office:value-type="string">
            <text:p text:style-name="P6">Compute Ontario Research Day 2014 <text:span text:style-name="T1">(Perimeter Institute – Waterloo, ON)</text:span></text:p>
            <text:list xml:id="list1926922943141270180" text:style-name="L14">
              <text:list-item>
                <text:p text:style-name="P50">Electrophysiological evidence of altered visual processing in adults with blocked pattern vision during infancy</text:p>
              </text:list-item>
            </text:list>
          </table:table-cell>
        </table:table-row>
        <table:table-row>
          <table:table-cell table:style-name="Table2.A1" office:value-type="string">
            <text:p text:style-name="P25">2014.05</text:p>
          </table:table-cell>
          <table:table-cell table:style-name="Table2.A1" office:value-type="string">
            <text:p text:style-name="P6">Southern Ontario Neuroscience Association (SONA) <text:span text:style-name="T1">(London, ON)</text:span></text:p>
            <text:list xml:id="list1994388364871284065" text:style-name="L15">
              <text:list-item>
                <text:p text:style-name="P51">Electrophysiological evidence of altered visual processing in adults with blocked pattern vision during infancy</text:p>
              </text:list-item>
            </text:list>
          </table:table-cell>
        </table:table-row>
      </table:table>
      <text:p text:style-name="P19">Relevant Experienc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">2016.03</text:p>
          </table:table-cell>
          <table:table-cell table:style-name="Table12.A1" office:value-type="string">
            <text:p text:style-name="P16">Inspiring Young Women in STEM Conference – Western Women in Neuroscience</text:p>
            <text:list xml:id="list1541221470012356842" text:style-name="L20">
              <text:list-item>
                <text:p text:style-name="P65">Executive committee member</text:p>
              </text:list-item>
              <text:list-item>
                <text:p text:style-name="P65">Liaised with local industry partners and organized the conference Industry Expo </text:p>
              </text:list-item>
            </text:list>
          </table:table-cell>
        </table:table-row>
        <table:table-row>
          <table:table-cell table:style-name="Table12.A1" office:value-type="string">
            <text:p text:style-name="P30">2016.02</text:p>
          </table:table-cell>
          <table:table-cell table:style-name="Table12.A1" office:value-type="string">
            <text:p text:style-name="P16">Lead Organizer of an Undergraduate Outreach Symposium at Western University </text:p>
            <text:list xml:id="list3345133926713882012" text:style-name="L21">
              <text:list-item>
                <text:p text:style-name="P66">Organized Graduate students to give mentorship talks during <text:span text:style-name="T15">Bring an Undergrad to Grad School Day</text:span> 2016</text:p>
              </text:list-item>
            </text:list>
          </table:table-cell>
        </table:table-row>
        <table:table-row>
          <table:table-cell table:style-name="Table12.A1" office:value-type="string">
            <text:p text:style-name="P30">2014-2016</text:p>
          </table:table-cell>
          <table:table-cell table:style-name="Table12.A1" office:value-type="string">
            <text:p text:style-name="P16">Western Undergraduate Psychology Journal – Graduate Student Editorial Board Member</text:p>
            <text:list xml:id="list2130818150941760341" text:style-name="L22">
              <text:list-item>
                <text:p text:style-name="P67">Review articles before publication in the journal</text:p>
              </text:list-item>
            </text:list>
          </table:table-cell>
        </table:table-row>
        <table:table-row>
          <table:table-cell table:style-name="Table12.A1" office:value-type="string">
            <text:p text:style-name="P30">2015.07</text:p>
          </table:table-cell>
          <table:table-cell table:style-name="Table12.A1" office:value-type="string">
            <text:p text:style-name="P16">Program Support Team – Society for Music Perception and Cognition 2015 </text:p>
            <text:list xml:id="list8821375279727987256" text:style-name="L23">
              <text:list-item>
                <text:p text:style-name="P68">Responsible for grouping submitted abstracts based on topic into conference sessions. </text:p>
              </text:list-item>
            </text:list>
          </table:table-cell>
        </table:table-row>
        <table:table-row>
          <table:table-cell table:style-name="Table12.A1" office:value-type="string">
            <text:p text:style-name="P30">2015</text:p>
          </table:table-cell>
          <table:table-cell table:style-name="Table12.A1" office:value-type="string">
            <text:p text:style-name="P16">Radio Interview for Zeit Online (www.zeit.de)</text:p>
            <text:list xml:id="list507844917597642442" text:style-name="L24">
              <text:list-item>
                <text:p text:style-name="P69">Journalist: Max Rauner</text:p>
              </text:list-item>
              <text:list-item>
                <text:p text:style-name="P69">Interview to be part of a German online science blog</text:p>
              </text:list-item>
            </text:list>
          </table:table-cell>
        </table:table-row>
      </table:table>
      <text:p text:style-name="P21"/>
      <text:p text:style-name="P19"><text:soft-page-break/>Teaching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0">2014.09 – present</text:p>
          </table:table-cell>
          <table:table-cell table:style-name="Table9.A1" office:value-type="string">
            <text:p text:style-name="P16">Graduate Teaching Assistant at the University of Western Ontario</text:p>
            <text:list xml:id="list6137641046178724724" text:style-name="L25">
              <text:list-item>
                <text:p text:style-name="P70">Psychology Research Methods (2<text:span text:style-name="T4">nd</text:span> year)</text:p>
              </text:list-item>
              <text:list-item>
                <text:p text:style-name="P70">Nominated for a Graduate Student Teaching Award (2015)</text:p>
              </text:list-item>
            </text:list>
          </table:table-cell>
        </table:table-row>
      </table:table>
      <text:p text:style-name="P10">Extracurricular <text:span text:style-name="T29">and </text:span>Volunteer Activiti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2015.09-present</text:p>
          </table:table-cell>
          <table:table-cell table:style-name="Table1.A1" office:value-type="string">
            <text:p text:style-name="P16">Alzheimer Society London and Middlesex</text:p>
            <text:list xml:id="list6236532136992861946" text:style-name="L35">
              <text:list-item>
                <text:p text:style-name="P71">Volunteer with the iPod project </text:p>
              </text:list-item>
              <text:list-item>
                <text:p text:style-name="P71">Create personalized playlists for clients.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6.<text:span text:style-name="T28">01 – 2016.03</text:span></text:p>
          </table:table-cell>
          <table:table-cell table:style-name="Table1.A1" office:value-type="string">
            <text:p text:style-name="P6">Western Graduate Management Consulting Association </text:p>
            <text:p text:style-name="P6">Mini-MBA Seminar Series in Business &amp; Consulting</text:p>
            <text:list xml:id="list3255656785531365504" text:style-name="L57">
              <text:list-item>
                <text:p text:style-name="P52">Winner of the business case competition</text:p>
              </text:list-item>
            </text:list>
          </table:table-cell>
        </table:table-row>
        <table:table-row>
          <table:table-cell table:style-name="Table1.A1" office:value-type="string">
            <text:p text:style-name="P30">2015.11</text:p>
          </table:table-cell>
          <table:table-cell table:style-name="Table1.A1" office:value-type="string">
            <text:p text:style-name="P16">Research Demonstrations</text:p>
            <text:list xml:id="list936543726676688251" text:style-name="L36">
              <text:list-item>
                <text:p text:style-name="P72">Institution: Canadian Association for Girls in Science </text:p>
              </text:list-item>
              <text:list-item>
                <text:p text:style-name="P72">Organized research demonstrations to be engaging and interesting for young girls aged 8-12 <text:span text:style-name="T29">to encourage them to be interested in the sciences</text:span>.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4 &amp; 2015</text:p>
          </table:table-cell>
          <table:table-cell table:style-name="Table1.A1" office:value-type="string">
            <text:p text:style-name="P12">Take Your Kids to Work Day</text:p>
            <text:list xml:id="list4668073296024419023" text:style-name="L37">
              <text:list-item>
                <text:p text:style-name="P73">Institution: The University of Western Ontario</text:p>
              </text:list-item>
              <text:list-item>
                <text:p text:style-name="P73">Planned and executed activities for local high school students visiting The Brain and Mind Institute.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5.05 – present</text:p>
          </table:table-cell>
          <table:table-cell table:style-name="Table1.A1" office:value-type="string">
            <text:p text:style-name="P16">Executive member of Psychology Graduate Students Association </text:p>
            <text:list xml:id="list8875420736475037608" text:style-name="L39">
              <text:list-item>
                <text:p text:style-name="P75">Institution: The University of Western Ontario</text:p>
              </text:list-item>
              <text:list-item>
                <text:p text:style-name="P59">Responsible for creating social events for the Psychology graduate students throughout the 2015/2016 school year. </text:p>
              </text:list-item>
              <text:list-item>
                <text:p text:style-name="P75">Work with four other graduate students to ensure the success of all events. 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5.05</text:p>
          </table:table-cell>
          <table:table-cell table:style-name="Table1.A1" office:value-type="string">
            <text:p text:style-name="P16">Member of the Graduate Student Teaching Awards Committee</text:p>
            <text:list xml:id="list1925326042126838260" text:style-name="L40">
              <text:list-item>
                <text:p text:style-name="P76">Institution: The University of Western Ontario</text:p>
              </text:list-item>
              <text:list-item>
                <text:p text:style-name="P76">Part of the committee that read through 1000 Teaching Award nominations to choose 20 award winners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5.05</text:p>
          </table:table-cell>
          <table:table-cell table:style-name="Table1.A1" office:value-type="string">
            <text:p text:style-name="P16">TD Discovery Days in Health Sciences</text:p>
            <text:list xml:id="list6864191627861694611" text:style-name="L41">
              <text:list-item>
                <text:p text:style-name="P77">Institution: The University of Western Ontario, Brain and Mind Institute</text:p>
              </text:list-item>
              <text:list-item>
                <text:p text:style-name="P77">Ran activities for high school students to get them excited about research to do with music and the brain.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5.02 – <text:span text:style-name="T28">present</text:span></text:p>
          </table:table-cell>
          <table:table-cell table:style-name="Table1.A1" office:value-type="string">
            <text:p text:style-name="P16">Brain and Mind Institute tour <text:span text:style-name="T28">organizer</text:span></text:p>
            <text:list xml:id="list1266241875983703476" text:style-name="L42">
              <text:list-item>
                <text:p text:style-name="P78">Institution: The University of Western Ontario</text:p>
              </text:list-item>
              <text:list-item>
                <text:p text:style-name="P78"><text:span text:style-name="T29">Organize and lead tours f</text:span>or potential students on Psychology and Neuroscience recruitment days, <text:span text:style-name="T29">as outreach to students in local enrichment programs, and for visiting researchers. 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3.09 – 2014.04</text:p>
          </table:table-cell>
          <table:table-cell table:style-name="Table1.A1" office:value-type="string">
            <text:p text:style-name="P12">Student Senator on the University Senate</text:p>
            <text:list xml:id="list2501880750384826081" text:style-name="L43">
              <text:list-item>
                <text:p text:style-name="P60">Institution: Brock University</text:p>
              </text:list-item>
              <text:list-item>
                <text:p text:style-name="P60">As a student representative on the university senate it was my responsibility to bring the opinions and the needs of the students to the attention of the governing academic body at Brock.</text:p>
              </text:list-item>
            </text:list>
          </table:table-cell>
        </table:table-row>
        <table:table-row>
          <table:table-cell table:style-name="Table1.A1" office:value-type="string">
            <text:p text:style-name="P33">2013.09 – 2014.04</text:p>
          </table:table-cell>
          <table:table-cell table:style-name="Table1.A1" office:value-type="string">
            <text:p text:style-name="P12">Student Representative on the Student Appeals Board</text:p>
            <text:list xml:id="list3732514737311418024" text:style-name="L44">
              <text:list-item>
                <text:p text:style-name="P61">Institution: Brock University</text:p>
              </text:list-item>
              <text:list-item>
                <text:p text:style-name="P61">As a student representative on the senate student appeals board it was my responsibility to hear the appeals and provide a student's perspective to the rest of the board members so the most appropriate decision would be made.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25">2013.09-2014.04</text:p>
          </table:table-cell>
          <table:table-cell table:style-name="Table1.A1" office:value-type="string">
            <text:p text:style-name="P12">Representative on Brock University Students' Union Academic Affairs Committee</text:p>
            <text:list xml:id="list8258193993947515526" text:style-name="L45">
              <text:list-item>
                <text:p text:style-name="P79">Institution: Brock University </text:p>
              </text:list-item>
              <text:list-item>
                <text:p text:style-name="P62">Designed Brock University's first student-led teaching awards</text:p>
              </text:list-item>
              <text:list-item>
                <text:p text:style-name="P62">Reviewed nominations and voted on which professors, teachers and teaching assistants should receive awards. 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2.06 – 2012.08</text:p>
          </table:table-cell>
          <table:table-cell table:style-name="Table1.A1" office:value-type="string">
            <text:p text:style-name="P12">Volunteer in the Child and Adolescent Neuropsychology Lab</text:p>
            <text:list xml:id="list2282237165053692472" text:style-name="L46">
              <text:list-item>
                <text:p text:style-name="P40">Supervisor: Dr. Tara McAuley</text:p>
              </text:list-item>
              <text:list-item>
                <text:p text:style-name="P40">Institution: University of Waterloo</text:p>
              </text:list-item>
              <text:list-item>
                <text:p text:style-name="P40">Developed online questionnaires for use in current and future studies. </text:p>
              </text:list-item>
              <text:list-item>
                <text:p text:style-name="P42">Learned to digitally organize data collected by graduate students. </text:p>
              </text:list-item>
            </text:list>
          </table:table-cell>
        </table:table-row>
        <table:table-row>
          <table:table-cell table:style-name="Table1.A1" office:value-type="string">
            <text:p text:style-name="P25">2011.07 – 2013.04 </text:p>
          </table:table-cell>
          <table:table-cell table:style-name="Table1.A1" office:value-type="string">
            <text:p text:style-name="P12">Volunteer in the Cognitive and Affective Neuroscience Lab</text:p>
            <text:list xml:id="list1168601538635206950" text:style-name="L47">
              <text:list-item>
                <text:p text:style-name="P43">Supervisors: <text:span text:style-name="T29">Dr. </text:span>Sid Segalowitz and James Desjardins</text:p>
              </text:list-item>
              <text:list-item>
                <text:p text:style-name="P43">Institution: Brock University</text:p>
              </text:list-item>
              <text:list-item>
                <text:p text:style-name="P43">Assisted in the development of an objective data analysis program for a </text:p>
                <text:p text:style-name="P43">specific research project. </text:p>
              </text:list-item>
            </text:list>
            <text:list xml:id="list4328300667984759379" text:style-name="L48">
              <text:list-item>
                <text:p text:style-name="P44">Assisted in the development of an objective data analysis program for </text:p>
              </text:list-item>
            </text:list>
            <text:list xml:id="list140942988271360" text:continue-list="list1168601538635206950" text:style-name="L47">
              <text:list-header>
                <text:p text:style-name="P43">future research projects. Today, this program is used in the analysis of all </text:p>
                <text:p text:style-name="P43">data in the lab. </text:p>
              </text:list-header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style:border-line-width-bottom="0.041cm 0.041cm 0.041cm" fo:padding="0cm" fo:border-left="none" fo:border-right="none" fo:border-top="none" fo:border-bottom="3.46pt double #000000" style:shadow="none" text:number-lines="false" text:line-number="0" style:join-border="false"/>
      <style:text-properties fo:font-size="12pt" style:font-size-asian="6pt" style:font-size-complex="6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libri" fo:font-size="10pt" fo:language="en" fo:country="CA" fo:font-weight="bold" style:font-size-asian="10pt" style:font-weight-asian="bold" style:font-size-complex="10pt" style:font-weight-complex="bold"/>
    </style:style>
    <style:style style:name="MP2" style:family="paragraph" style:parent-style-name="Horizontal_20_Line">
      <style:paragraph-properties fo:text-align="center" style:justify-single-word="false"/>
      <style:text-properties style:font-name="Calibri" fo:font-size="6pt" fo:language="en" fo:country="CA" fo:font-weight="normal" style:font-size-asian="5.25pt" style:font-weight-asian="normal" style:font-size-complex="6pt" style:font-weight-complex="normal"/>
    </style:style>
    <style:style style:name="MP3" style:family="paragraph" style:parent-style-name="Standard">
      <style:paragraph-properties fo:text-align="center" style:justify-single-word="false"/>
      <style:text-properties style:font-name="Calibri" fo:font-size="14pt" fo:language="en" fo:country="CA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10pt" fo:language="en" fo:country="CA" fo:font-weight="normal" style:font-size-asian="10pt" style:font-weight-asian="normal" style:font-size-complex="10pt" style:font-weight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officeooo:rsid="00132e4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71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date style:data-style-name="N36" text:date-value="2016-06-30T14:09:42.193773309">2016-06-30</text:date></text:span><text:span text:style-name="MT1"><text:tab/><text:tab/><text:tab/><text:tab/><text:tab/></text:span>Avital Sternin <text:tab/><text:tab/><text:tab/><text:tab/><text:tab/><text:tab/><text:span text:style-name="MT2"><text:page-number text:select-page="current">4</text:page-number></text:span><text:span text:style-name="MT2">/</text:span><text:span text:style-name="MT2"><text:page-count>4</text:page-count></text:span>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>Avital Sternin</text:p>
        <text:p text:style-name="MP4">Psychology Department, University of Western Ontario</text:p>
        <text:p text:style-name="MP4">Brain and Mind Institute</text:p>
        <text:p text:style-name="MP4">London, Ontario, N6A 5B7, Canada</text:p>
        <text:p text:style-name="MP4">Email: a<text:span text:style-name="MT3">st</text:span>ernin@uwo.ca</text:p>
        <text:p text:style-name="MP2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8T16:25:44.18</meta:creation-date>
    <meta:generator>LibreOffice/5.1.4.2$MacOSX_X86_64 LibreOffice_project/f99d75f39f1c57ebdd7ffc5f42867c12031db97a</meta:generator>
    <dc:date>2016-06-30T14:09:34.378584000</dc:date>
    <meta:editing-duration>PT10H19M26S</meta:editing-duration>
    <meta:editing-cycles>126</meta:editing-cycles>
    <meta:printed-by>Avital Sternin</meta:printed-by>
    <meta:print-date>2011-12-05T19:45:16</meta:print-date>
    <meta:document-statistic meta:table-count="8" meta:image-count="0" meta:object-count="0" meta:page-count="4" meta:paragraph-count="170" meta:word-count="1255" meta:character-count="8745" meta:non-whitespace-character-count="7659"/>
  </office:meta>
</office:document-meta>
</file>